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лично, это подробное техническое задание. Давайте структурируем его в виде формального плана проекта с четкими разделами, описанием архитектуры, технологий и требований к каждому компоненту.</text:p>
      <text:p text:style-name="P1"/>
      <text:p text:style-name="P1">---</text:p>
      <text:p text:style-name="P1"/>
      <text:p text:style-name="P1">### **План проекта: "Система управления навигационными данными"**</text:p>
      <text:p text:style-name="P1"/>
      <text:p text:style-name="P1">**1. Введение**</text:p>
      <text:p text:style-name="P1"/>
      <text:p text:style-name="P1">Настоящий документ описывает план разработки распределенной системы для приема, обработки, хранения и ретрансляции навигационных данных. Система предназначена для работы с данными от различных транспортных средств и других объектов, оснащенных GPS/ГЛОНАСС трекерами, использующими протоколы Arnavi, EGTS, NDTP и другие.</text:p>
      <text:p text:style-name="P1"/>
      <text:p text:style-name="P1">**2. Архитектура системы**</text:p>
      <text:p text:style-name="P1"/>
      <text:p text:style-name="P1">Система построена по микросервисной архитектуре, что обеспечивает высокую масштабируемость, отказоустойчивость и гибкость в разработке и развертывании. Основным взаимодействием между сервисами является асинхронный обмен сообщениями через брокер NATS и синхронное управление через gRPC.</text:p>
      <text:p text:style-name="P1"/>
      <text:p text:style-name="P1">**Диаграмма архитектуры:**</text:p>
      <text:p text:style-name="P1"/>
      <text:p text:style-name="P1">```</text:p>
      <text:p text:style-name="P1">+-------------------+ <text:s text:c="5"/>+-----------------+ <text:s text:c="5"/>+-----------------------+</text:p>
      <text:p text:style-name="P1">| <text:s text:c="18"/>| <text:s text:c="5"/>| <text:s text:c="16"/>| <text:s text:c="5"/>| <text:s text:c="22"/>|</text:p>
      <text:p text:style-name="P1">| <text:s/>Веб-приложение <text:s text:c="2"/>|-----&gt;| <text:s/>Сервис Rest API|&lt;----&gt;| <text:s/>Сервисы приема <text:s text:c="6"/>|</text:p>
      <text:p text:style-name="P1">| <text:s/>(Управление) <text:s text:c="4"/>| <text:s text:c="5"/>| <text:s/>(Управление) <text:s text:c="2"/>| <text:s text:c="5"/>| <text:s/>(RECEIVER) <text:s text:c="10"/>|</text:p>
      <text:p text:style-name="P1">| <text:s text:c="18"/>| <text:s text:c="5"/>| <text:s text:c="16"/>| <text:s text:c="5"/>| <text:s/>- Arnavi, EGTS, NDTP |</text:p>
      <text:p text:style-name="P1">+-------------------+ <text:s text:c="5"/>+-------+---------+ <text:s text:c="5"/>+-----------+-----------+</text:p>
      <text:p text:style-name="P1"><text:s text:c="35"/>| <text:s text:c="27"/>|</text:p>
      <text:p text:style-name="P1"><text:s text:c="35"/>| gRPC (управление) <text:s text:c="9"/>| NATS (данные)</text:p>
      <text:p text:style-name="P1"><text:s text:c="35"/>v <text:s text:c="27"/>v</text:p>
      <text:p text:style-name="P1">+-------------------+ <text:s text:c="5"/>+-------+---------+ <text:s text:c="5"/>+-----------+-----------+</text:p>
      <text:p text:style-name="P1">| <text:s text:c="18"/>| <text:s text:c="5"/>| <text:s text:c="16"/>| <text:s text:c="5"/>| <text:s text:c="22"/>|</text:p>
      <text:p text:style-name="P1">| <text:s/>База данных <text:s text:c="5"/>|&lt;-----| <text:s/>Сервисы записи |&lt;-----| <text:s/>Сервисы ретрансляции|</text:p>
      <text:p text:style-name="P1">| <text:s/>(PostgreSQL) <text:s text:c="4"/>| <text:s text:c="5"/>| <text:s/>(WRITER) <text:s text:c="6"/>| <text:s text:c="5"/>| <text:s/>(RETRANSLATOR) <text:s text:c="5"/>|</text:p>
      <text:p text:style-name="P1">| <text:s text:c="18"/>| <text:s text:c="5"/>| <text:s text:c="16"/>| <text:s text:c="5"/>| <text:s text:c="22"/>|</text:p>
      <text:p text:style-name="P1">+-------------------+ <text:s text:c="5"/>+-----------------+ <text:s text:c="5"/>+-----------------------+</text:p>
      <text:p text:style-name="P1">```</text:p>
      <text:p text:style-name="P1"/>
      <text:p text:style-name="P1">**Поток данных:**</text:p>
      <text:p text:style-name="P1">1. <text:s/>**Прием данных:** Устройства отправляют навигационные данные по протоколам TCP/IP (Arnavi, EGTS, NDTP) на соответствующие порты сервисов `RECEIVER`.</text:p>
      <text:p text:style-name="P1">2. <text:s/>**Обработка и публикация:** `RECEIVER` обрабатывает полученные двоичные данные (авторизация, парсинг) и публикует их в виде стандартизированных сообщений в NATS.</text:p>
      <text:p text:style-name="P1">3. <text:s/>**Запись в базу:** Сервисы `WRITER` подписываются на соответствующие темы в NATS, получают сообщения и сохраняют их в базу данных PostgreSQL.</text:p>
      <text:p text:style-name="P1">4. <text:s/>**Ретрансляция:** Сервисы `RETRANSLATOR` периодически или по триггеру запрашивают данные из PostgreSQL и ретранслируют их на внешние сервера по заданным правилам.</text:p>
      <text:p text:style-name="P1">5. <text:s/>**Управление и мониторинг:** Веб-приложение через `Rest API` отправляет управляющие команды (например, изменение уровня логирования, отправка команды на устройство) и получает метрики для мониторинга.</text:p>
      <text:p text:style-name="P1"/>
      <text:p text:style-name="P1">**3. Описание модулей (сервисов)**</text:p>
      <text:p text:style-name="P1"/>
      <text:p text:style-name="P1">---</text:p>
      <text:p text:style-name="P1"/>
      <text:p text:style-name="P1">#### **3.1. Веб-приложение управления сервисами**</text:p>
      <text:p text:style-name="P1"/>
      <text:p text:style-name="P1">* <text:s text:c="2"/>**Назначение:** Предоставление пользовательского интерфейса для администрирования и мониторинга всей системы.</text:p>
      <text:p text:style-name="P1">* <text:s text:c="2"/>**Функционал:**</text:p>
      <text:p text:style-name="P1"><text:s text:c="4"/>* <text:s text:c="2"/>Просмотр состояния всех сервисов (активен/неактивен).</text:p>
      <text:p text:style-name="P1"><text:s text:c="4"/>* <text:s text:c="2"/>Управление уровнями логирования для всех сервисов.</text:p>
      <text:p text:style-name="P1"><text:s text:c="4"/>* <text:s text:c="2"/>Просмотр логов в реальном времени и за прошлые периоды (с градацией по дням).</text:p>
      <text:p text:style-name="P1"><text:s text:c="4"/>* <text:s text:c="2"/>Просмотр метрик Prometheus через графики (например, с использованием Grafana, встроенной в веб-интерфейс).</text:p>
      <text:p text:style-name="P1"><text:s text:c="4"/>* <text:s text:c="2"/>Управление конфигурацией сервисов `RECEIVER` (например, открытие/закрытие портов, изменение параметров протоколов).</text:p>
      <text:p text:style-name="P1"><text:s text:c="4"/>* <text:s text:c="2"/>Отправка команд на устройства через `Rest API` -&gt; `RECEIVER`.</text:p>
      <text:p text:style-name="P1"><text:s text:c="4"/>* <text:s text:c="2"/>Управление правилами ретрансляции для `RETRANSLATOR`.</text:p>
      <text:p text:style-name="P1">* <text:s text:c="2"/>**Технологический стек:** Любой современный фреймворк (React, Vue.js, Angular) для фронтенда. Взаимодействует с `Rest API`.</text:p>
      <text:p text:style-name="P1"/>
      <text:p text:style-name="P1">---</text:p>
      <text:p text:style-name="P1"/>
      <text:p text:style-name="P1">#### **3.2. Сервис Rest API (Управляющий шлюз)**</text:p>
      <text:p text:style-name="P1"/>
      <text:p text:style-name="P1">* <text:s text:c="2"/>**Назначение:** Центральная точка управления для всех компонентов системы. Преобразует HTTP/REST запросы от веб-приложения в gRPC команды для остальных сервисов.</text:p>
      <text:p text:style-name="P1"><text:soft-page-break/>* <text:s text:c="2"/>**Функционал:**</text:p>
      <text:p text:style-name="P1"><text:s text:c="4"/>* <text:s text:c="2"/>**Управление логированием:** Предоставляет REST-эндпоинт (например, `POST /api/v1/logging/{service_name}`) для установки уровня логирования (`DEBUG`, `INFO`, `WARN`, `ERROR`) для любого целевого сервиса.</text:p>
      <text:p text:style-name="P1"><text:s text:c="4"/>* <text:s text:c="2"/>**Управление конфигурацией:** Эндпоинты для управления конфигурацией `RECEIVER` (например, `POST /api/v1/receiver/config`).</text:p>
      <text:p text:style-name="P1"><text:s text:c="4"/>* <text:s text:c="2"/>**Отправка команд:** Эндпоинт для отправки команд на устройства (например, `POST /api/v1/devices/{device_id}/command`).</text:p>
      <text:p text:style-name="P1"><text:s text:c="4"/>* <text:s text:c="2"/>**Агрегация метрик:** Эндпоинт для сбора метрик со всех сервисов (например, `GET /api/v1/metrics`), который опрашивает их Prometheus-эндпоинты.</text:p>
      <text:p text:style-name="P1"><text:s text:c="4"/>* <text:s text:c="2"/>**gRPC-клиент:** Внутренне реализует gRPC-клиента для взаимодействия с `RECEIVER`, `WRITER`, `RETRANSLATOR`.</text:p>
      <text:p text:style-name="P1">* <text:s text:c="2"/>**Технологический стек:** Язык Go (рекомендуется благодаря отличной поддержке gRPC и высокой производительности) или Java/Spring. Фреймворк для REST API (Gin, Echo для Go; Spring Boot для Java).</text:p>
      <text:p text:style-name="P1">* <text:s text:c="2"/>**Интерфейсы:**</text:p>
      <text:p text:style-name="P1"><text:s text:c="4"/>* <text:s text:c="2"/>Внешний: HTTP/REST API для веб-приложения.</text:p>
      <text:p text:style-name="P1"><text:s text:c="4"/>* <text:s text:c="2"/>Внутренний: gRPC-клиент для управления другими сервисами.</text:p>
      <text:p text:style-name="P1"/>
      <text:p text:style-name="P1">---</text:p>
      <text:p text:style-name="P1"/>
      <text:p text:style-name="P1">#### **3.3. Сервисы приема (RECEIVER)**</text:p>
      <text:p text:style-name="P1"/>
      <text:p text:style-name="P1">* <text:s text:c="2"/>**Назначение:** Прием, обработка и первичная маршрутизация навигационных данных от устройств.</text:p>
      <text:p text:style-name="P1">* <text:s text:c="2"/>**Функционал:**</text:p>
      <text:p text:style-name="P1"><text:s text:c="4"/>* <text:s text:c="2"/>**Мультипротокольность:** Поддержка нескольких протоколов (Arnavi, EGTS, NDTP) в рамках одного сервиса. Каждый протокол обрабатывается в отдельном "обработчике" (handler).</text:p>
      <text:p text:style-name="P1"><text:s text:c="4"/>* <text:s text:c="2"/>**Прослушивание портов:** Возможность конфигурировать и открывать несколько TCP-портов для приема данных по разным протоколам.</text:p>
      <text:p text:style-name="P1"><text:s text:c="4"/>* <text:s text:c="2"/>**Авторизация:** Проверка учетных данных (IMEI, пароль) устройства при подключении.</text:p>
      <text:p text:style-name="P1"><text:s text:c="4"/>* <text:s text:c="2"/>**Парсинг данных:** Преобразование двоичного потока данных в структурированный объект (например, JSON или Protobuf).</text:p>
      <text:p text:style-name="P1"><text:s text:c="4"/>* <text:s text:c="2"/>**Публикация в NATS:** Отправка распарсенных данных в определенную тему (topic) в NATS (например, `nav.data.raw`).</text:p>
      <text:p text:style-name="P1"><text:s text:c="4"/>* <text:s text:c="2"/>**Обработка команд:** Получение команд из NATS (например, из темы `nav.commands.{device_id}`) и отправка их на устройство в соответствии с его протоколом.</text:p>
      <text:p text:style-name="P1"><text:s text:c="4"/>* <text:s text:c="2"/>**Расширяемость:** Архитектура должна позволять легко добавлять новые протоколы путем реализации нового интерфейса `ProtocolHandler`.</text:p>
      <text:p text:style-name="P1">* <text:s text:c="2"/>**Технологический стек:** Язык Go (идеально подходит для сетевых приложений и работы с конкурентными задачами) или Rust.</text:p>
      <text:p text:style-name="P1">* <text:s text:c="2"/>**Интерфейсы:**</text:p>
      <text:p text:style-name="P1"><text:s text:c="4"/>* <text:s text:c="2"/>**Управляющий порт (gRPC):** Слушает команды от `Rest API` (изменение уровня логов, перезагрузка конфигурации, отправка команды на устройство).</text:p>
      <text:p text:style-name="P1"><text:s text:c="4"/>* <text:s text:c="2"/>**Порт мониторинга:** Экспонирует метрики в формате Prometheus (например, количество активных соединений, количество принятых/обработанных пакетов, ошибки по протоколам).</text:p>
      <text:p text:style-name="P1"><text:s text:c="4"/>* <text:s text:c="2"/>**Порты приема данных:** Настраиваемые TCP-порты для каждого протокола.</text:p>
      <text:p text:style-name="P1"/>
      <text:p text:style-name="P1">---</text:p>
      <text:p text:style-name="P1"/>
      <text:p text:style-name="P1">#### **3.4. Сервисы записи (WRITER)**</text:p>
      <text:p text:style-name="P1"/>
      <text:p text:style-name="P1">* <text:s text:c="2"/>**Назначение:** Надежное сохранение навигационных данных из NATS в базу данных.</text:p>
      <text:p text:style-name="P1">* <text:s text:c="2"/>**Функционал:**</text:p>
      <text:p text:style-name="P1"><text:s text:c="4"/>* <text:s text:c="2"/>**Подписка на NATS:** Подписывается на одну или несколько тем в NATS, откуда поступают данные от `RECEIVER`.</text:p>
      <text:p text:style-name="P1"><text:s text:c="4"/>* <text:s text:c="2"/>**Валидация данных:** Проверка структуры и обязательных полей в полученном сообщении.</text:p>
      <text:p text:style-name="P1"><text:s text:c="4"/>* <text:s text:c="2"/>**Асинхронная запись:** Использует пул соединений и пакетную вставку (batching) для эффективной записи в PostgreSQL, чтобы не создавать нагрузку на базу при большом потоке данных.</text:p>
      <text:p text:style-name="P1"><text:s text:c="4"/>* <text:s text:c="2"/>**Обработка ошибок:** Повторная попытка записи при сбое соединения с БД или NATS. Запись в лог неразобранных сообщений.</text:p>
      <text:p text:style-name="P1">* <text:s text:c="2"/>**Технологический стек:** Язык Go или Java. Использование драйверов для PostgreSQL (`pgx` для Go, `JDBC` для Java) и NATS.</text:p>
      <text:p text:style-name="P1">* <text:s text:c="2"/>**Интерфейсы:**</text:p>
      <text:p text:style-name="P1"><text:s text:c="4"/>* <text:s text:c="2"/>**Управляющий порт (gRPC):** Слушает команды от `Rest API` (изменение уровня логов).</text:p>
      <text:p text:style-name="P1"><text:s text:c="4"/>* <text:s text:c="2"/>**Порт мониторинга:** Экспонирует метрики Prometheus (количество обработанных сообщений, скорость записи, количество ошибок).</text:p>
      <text:p text:style-name="P1"/>
      <text:p text:style-name="P1">---</text:p>
      <text:p text:style-name="P1"/>
      <text:p text:style-name="P1">#### **3.5. Сервисы ретрансляции (RETRANSLATOR)**</text:p>
      <text:p text:style-name="P1"/>
      <text:p text:style-name="P1">* <text:s text:c="2"/>**Назначение:** Передача накопленных в базе данных на другие внешние сервера.</text:p>
      <text:p text:style-name="P1">* <text:s text:c="2"/>**Функционал:**</text:p>
      <text:p text:style-name="P1"><text:s text:c="4"/>* <text:s text:c="2"/>**Получение заданий:** Периодически опрашивает базу данных или получает уведомления о необходимости ретрансляции данных для определенных объектов или за определенный период.</text:p>
      <text:p text:style-name="P1"><text:s text:c="4"/>* <text:s text:c="2"/>**Запрос данных:** Выполняет SQL-запросы к PostgreSQL для получения пакетов данных, подлежащих ретрансляции.</text:p>
      <text:p text:style-name="P1"><text:s text:c="4"/>* <text:s text:c="2"/>**Отправка данных:** Отправляет данные на удаленные сервера по указанному протоколу (например, HTTP POST, TCP-сокет, другой протокол). Протокол и адрес сервера должны быть настраиваемыми.</text:p>
      <text:p text:style-name="P1"><text:soft-page-break/><text:s text:c="4"/>* <text:s text:c="2"/>**Маркировка данных:** После успешной отправки помечает данные в БД как "отправленные", чтобы избежать повторной отправки.</text:p>
      <text:p text:style-name="P1">* <text:s text:c="2"/>**Технологический стек:** Язык Go или Java.</text:p>
      <text:p text:style-name="P1">* <text:s text:c="2"/>**Интерфейсы:**</text:p>
      <text:p text:style-name="P1"><text:s text:c="4"/>* <text:s text:c="2"/>**Управляющий порт (gRPC):** Слушает команды от `Rest API` (изменение уровня логов, запуск/остановка ретрансляции по правилу).</text:p>
      <text:p text:style-name="P1"><text:s text:c="4"/>* <text:s text:c="2"/>**Порт мониторинга:** Экспонирует метрики Prometheus (количество отправленных пакетов, количество ошибок при отправке).</text:p>
      <text:p text:style-name="P1"/>
      <text:p text:style-name="P1">---</text:p>
      <text:p text:style-name="P1"/>
      <text:p text:style-name="P1">**4. Общие требования ко всем сервисам**</text:p>
      <text:p text:style-name="P1"/>
      <text:p text:style-name="P1">* <text:s text:c="2"/>**Логирование:**</text:p>
      <text:p text:style-name="P1"><text:s text:c="4"/>* <text:s text:c="2"/>Все сервисы должны записывать логи во внешний файл (а не в `stdout`).</text:p>
      <text:p text:style-name="P1"><text:s text:c="4"/>* <text:s text:c="2"/>**Уровень логирования:** Должен динамически изменяться без перезапуска сервиса по команде от `Rest API` через gRPC.</text:p>
      <text:p text:style-name="P1"><text:s text:c="4"/>* <text:s text:c="2"/>**Ротация логов:** Логи должны автоматически разделяться по дням. Например, `app-2023-10-27.log`, `app-2023-10-28.log`. Должна быть настройка для хранения логов за последние N дней.</text:p>
      <text:p text:style-name="P1"><text:s text:c="4"/>* <text:s text:c="2"/>**Формат логов:** Структурированный формат (например, JSON) для удобства последующего анализа и агрегации.</text:p>
      <text:p text:style-name="P1">* <text:s text:c="2"/>**Конфигурация:**</text:p>
      <text:p text:style-name="P1"><text:s text:c="4"/>* <text:s text:c="2"/>Все сервисы должны иметь конфигурационные файлы (например, в формате YAML или TOML) для установки портов, строк подключения к БД/NATS и других параметров.</text:p>
      <text:p text:style-name="P1"><text:s text:c="4"/>* <text:s text:c="2"/>Возможность "горячей" перезагрузки части конфигурации (например, уровней логов) без перезапуска.</text:p>
      <text:p text:style-name="P1">* <text:s text:c="2"/>**Мониторинг:**</text:p>
      <text:p text:style-name="P1"><text:s text:c="4"/>* <text:s text:c="2"/>Каждый сервис (`Rest API`, `RECEIVER`, `WRITER`, `RETRANSLATOR`) должен иметь встроенный HTTP-сервер для экспорта метрик в формате Prometheus (обычно на пути `/metrics`).</text:p>
      <text:p text:style-name="P1"><text:s text:c="4"/>* <text:s text:c="2"/>**Стандартные метрики:** `up` (статус сервиса), `go_goroutines` (количество горутин для Go), `process_cpu_seconds_total`, `process_memory_bytes`.</text:p>
      <text:p text:style-name="P1"><text:s text:c="4"/>* <text:s text:c="2"/>**Бизнес-метрики:** Каждая служба должна экспонировать метрики, специфичные для ее функций (например, `receiver_packets_total`, `writer_messages_processed_total`).</text:p>
      <text:p text:style-name="P1">* <text:s text:c="2"/>**Управление:**</text:p>
      <text:p text:style-name="P1"><text:s text:c="4"/>* <text:s text:c="2"/>Каждый сервис (`Rest API`, `RECEIVER`, `WRITER`, `RETRANSLATOR`) должен запускать gRPC-сервер на указанном порту для приема управляющих команд от `Rest API`.</text:p>
      <text:p text:style-name="P1"/>
      <text:p text:style-name="P1">---</text:p>
      <text:p text:style-name="P1"/>
      <text:p text:style-name="P1">**5. Рекомендуемый технологический стек**</text:p>
      <text:p text:style-name="P1"/>
      <text:p text:style-name="P1">* <text:s text:c="2"/>**Язык программирования:** **Go (Golang)**. Он является оптимальным выбором для данной задачи благодаря:</text:p>
      <text:p text:style-name="P1"><text:s text:c="4"/>* <text:s text:c="2"/>Высокой производительности и низкой задержке.</text:p>
      <text:p text:style-name="P1"><text:s text:c="4"/>* <text:s text:c="2"/>Встроенной поддержке конкурентности (goroutines, channels), что идеально для сетевых сервисов.</text:p>
      <text:p text:style-name="P1"><text:s text:c="4"/>* <text:s text:c="2"/>Отличной стандартной библиотекой и богатой экосистемой для работы с сетью, gRPC, NATS, PostgreSQL.</text:p>
      <text:p text:style-name="P1"><text:s text:c="4"/>* <text:s text:c="2"/>Компиляции в один бинарный файл, что упрощает деплой и управление в Docker/Kubernetes.</text:p>
      <text:p text:style-name="P1">* <text:s text:c="2"/>**База данных:** **PostgreSQL**. Надежная, расширяемая реляционная СУБД с поддержкой JSONB, что может быть полезно для хранения разнородных данных от датчиков.</text:p>
      <text:p text:style-name="P1">* <text:s text:c="2"/>**Брокер сообщений:** **NATS**. Легковесный, сверхбыстрый и простой в использовании брокер, идеально подходящий для построения распределенных систем с обменом сообщениями.</text:p>
      <text:p text:style-name="P1">* <text:s text:c="2"/>**Протоколы:**</text:p>
      <text:p text:style-name="P1"><text:s text:c="4"/>* <text:s text:c="2"/>**Внутреннее управление:** **gRPC**. Современный, высокопроизводительный RPC-фреймворк на базе HTTP/2 и Protocol Buffers.</text:p>
      <text:p text:style-name="P1"><text:s text:c="4"/>* <text:s text:c="2"/>**Внешний API:** **REST (JSON)**. Стандарт де-факто для взаимодействия между фронтендом и бэкендом.</text:p>
      <text:p text:style-name="P1">* <text:s text:c="2"/>**Мониторинг:** **Prometheus** + **Grafana**. Стандартный и мощный стек для сбора, хранения и визуализации метрик.</text:p>
      <text:p text:style-name="P1">* <text:s text:c="2"/>**Контейнеризация:** **Docker**. Все сервисы должны быть упакованы в Docker-образы для унификации развертывания.</text:p>
      <text:p text:style-name="P1">* <text:s text:c="2"/>**Оркестрация:** **Kubernetes** (рекомендуется для продакшена) или **Docker Compose** (для разработки и тестирования). Позволяет управлять масштабированием, отказоустойчивостью и обновлением сервисов.</text:p>
      <text:p text:style-name="P1"/>
      <text:p text:style-name="P1">---</text:p>
      <text:p text:style-name="P1"/>
      <text:p text:style-name="P1">**6. Этапы разработки (предварительный план)**</text:p>
      <text:p text:style-name="P1"/>
      <text:p text:style-name="P1">1. <text:s/>**Этап 1: Проектирование и прототипирование (2-3 недели)**</text:p>
      <text:p text:style-name="P1"><text:s text:c="4"/>* <text:s text:c="2"/>Детальная проработка схемы базы данных.</text:p>
      <text:p text:style-name="P1"><text:s text:c="4"/>* <text:s text:c="2"/>Определение формата сообщений в NATS (например, на основе Protobuf).</text:p>
      <text:p text:style-name="P1"><text:s text:c="4"/>* <text:s text:c="2"/>Создание `.proto` файлов для определения всех gRPC-сервисов и сообщений.</text:p>
      <text:p text:style-name="P1"><text:s text:c="4"/>* <text:s text:c="2"/>Разработка простого прототипа `RECEIVER` для одного протокола и `WRITER` для проверки основного потока данных.</text:p>
      <text:p text:style-name="P1"/>
      <text:p text:style-name="P1">2. <text:s/>**Этап 2: Разработка ядра системы (4-5 недель)**</text:p>
      <text:p text:style-name="P1"><text:s text:c="4"/>* <text:s text:c="2"/>Полная реализация сервиса `RECEIVER` с поддержкой всех протоколов (Arnavi, EGTS, NDTP) и gRPC-управлением.</text:p>
      <text:p text:style-name="P1"><text:soft-page-break/><text:s text:c="4"/>* <text:s text:c="2"/>Реализация сервиса `WRITER` с надежной записью в PostgreSQL и обработкой ошибок.</text:p>
      <text:p text:style-name="P1"><text:s text:c="4"/>* <text:s text:c="2"/>Разработка `Rest API` с основными эндпоинтами для управления логированием и отправкой команд.</text:p>
      <text:p text:style-name="P1"/>
      <text:p text:style-name="P1">3. <text:s/>**Этап 3: Разработка дополнительных сервисов и UI (3-4 недели)**</text:p>
      <text:p text:style-name="P1"><text:s text:c="4"/>* <text:s text:c="2"/>Реализация сервиса `RETRANSLATOR`.</text:p>
      <text:p text:style-name="P1"><text:s text:c="4"/>* <text:s text:c="2"/>Разработка базового веб-интерфейса для управления и мониторинга.</text:p>
      <text:p text:style-name="P1"><text:s text:c="4"/>* <text:s text:c="2"/>Интеграция всех сервисов между собой.</text:p>
      <text:p text:style-name="P1"/>
      <text:p text:style-name="P1">4. <text:s/>**Этап 4: Тестирование, отладка и подготовка к деплою (2-3 недели)**</text:p>
      <text:p text:style-name="P1"><text:s text:c="4"/>* <text:s text:c="2"/>Написание unit- и integration-тестов для всех сервисов.</text:p>
      <text:p text:style-name="P1"><text:s text:c="4"/>* <text:s text:c="2"/>Нагрузочное тестирование системы.</text:p>
      <text:p text:style-name="P1"><text:s text:c="4"/>* <text:s text:c="2"/>Подготовка Docker-образов и файлов для развертывания в Kubernetes/Docker Compose.</text:p>
      <text:p text:style-name="P1"><text:s text:c="4"/>* <text:s text:c="2"/>Написание документации для администраторов и разработчик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1:22:53.274321001</meta:creation-date>
    <dc:date>2025-08-31T11:25:19.542058080</dc:date>
    <meta:editing-duration>PT2M27S</meta:editing-duration>
    <meta:editing-cycles>1</meta:editing-cycles>
    <meta:document-statistic meta:table-count="0" meta:image-count="0" meta:object-count="0" meta:page-count="4" meta:paragraph-count="148" meta:word-count="1561" meta:character-count="13375" meta:non-whitespace-character-count="10990"/>
    <meta:generator>LibreOffice/7.3.7.2$Linux_X86_64 LibreOffice_project/30$Build-2</meta:generator>
  </office:meta>
</office:document-meta>
</file>